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style:style>
    <style:style style:name="P2" style:family="paragraph" style:parent-style-name="Standard">
      <style:paragraph-properties fo:text-align="justify" style:justify-single-word="false"/>
      <style:text-properties style:font-name="DejaVu Sans" officeooo:paragraph-rsid="001fa878"/>
    </style:style>
    <style:style style:name="P3" style:family="paragraph" style:parent-style-name="Title">
      <style:paragraph-properties fo:text-align="justify" style:justify-single-word="false"/>
      <style:text-properties style:font-name="Liberation Sans" fo:language="pl" fo:country="PL"/>
    </style:style>
    <style:style style:name="P4" style:family="paragraph" style:parent-style-name="Subtitle">
      <style:paragraph-properties fo:text-align="justify" style:justify-single-word="false"/>
      <style:text-properties style:font-name="Liberation Sans" fo:language="pl" fo:country="PL"/>
    </style:style>
    <style:style style:name="P5" style:family="paragraph" style:parent-style-name="Heading_20_1">
      <style:paragraph-properties fo:text-align="justify" style:justify-single-word="false"/>
      <style:text-properties style:font-name="Liberation Sans" fo:language="pl" fo:country="PL" officeooo:rsid="00274aac" officeooo:paragraph-rsid="00274aac"/>
    </style:style>
    <style:style style:name="P6" style:family="paragraph" style:parent-style-name="Heading_20_1">
      <style:paragraph-properties fo:text-align="justify" style:justify-single-word="false"/>
      <style:text-properties style:font-name="Liberation Sans" fo:language="pl" fo:country="PL" officeooo:rsid="00291a0d" officeooo:paragraph-rsid="00291a0d"/>
    </style:style>
    <style:style style:name="P7" style:family="paragraph" style:parent-style-name="Heading_20_1">
      <style:paragraph-properties fo:text-align="justify" style:justify-single-word="false"/>
      <style:text-properties style:font-name="Liberation Sans" fo:language="pl" fo:country="PL" officeooo:rsid="002c8c0d" officeooo:paragraph-rsid="002c8c0d"/>
    </style:style>
    <style:style style:name="P8" style:family="paragraph" style:parent-style-name="Heading_20_1">
      <style:paragraph-properties fo:text-align="justify" style:justify-single-word="false"/>
      <style:text-properties style:font-name="Liberation Sans" fo:language="pl" fo:country="PL"/>
    </style:style>
    <style:style style:name="P9" style:family="paragraph" style:parent-style-name="Heading_20_2">
      <style:paragraph-properties fo:text-align="justify" style:justify-single-word="false"/>
      <style:text-properties style:font-name="Liberation Sans" fo:language="pl" fo:country="PL"/>
    </style:style>
    <style:style style:name="P10" style:family="paragraph" style:parent-style-name="Heading_20_2">
      <style:paragraph-properties fo:text-align="justify" style:justify-single-word="false"/>
      <style:text-properties style:font-name="Liberation Sans" fo:language="pl" fo:country="PL" officeooo:paragraph-rsid="001fa878"/>
    </style:style>
    <style:style style:name="P11" style:family="paragraph" style:parent-style-name="Heading_20_2">
      <style:paragraph-properties fo:text-align="justify" style:justify-single-word="false"/>
      <style:text-properties style:font-name="Liberation Sans" fo:language="pl" fo:country="PL" officeooo:paragraph-rsid="00208edb"/>
    </style:style>
    <style:style style:name="P12" style:family="paragraph" style:parent-style-name="Heading_20_2">
      <style:paragraph-properties fo:text-align="justify" style:justify-single-word="false"/>
      <style:text-properties style:font-name="Liberation Sans" fo:language="pl" fo:country="PL" officeooo:paragraph-rsid="0023d05a"/>
    </style:style>
    <style:style style:name="P13" style:family="paragraph" style:parent-style-name="Heading_20_3">
      <style:paragraph-properties fo:text-align="justify" style:justify-single-word="false"/>
      <style:text-properties style:font-name="Liberation Sans" fo:language="pl" fo:country="PL"/>
    </style:style>
    <style:style style:name="P14" style:family="paragraph" style:parent-style-name="Standard">
      <style:paragraph-properties fo:text-align="justify" style:justify-single-word="false"/>
      <style:text-properties style:font-name="Liberation Sans" fo:language="pl" fo:country="PL"/>
    </style:style>
    <style:style style:name="P15" style:family="paragraph" style:parent-style-name="Standard" style:list-style-name="L1">
      <style:paragraph-properties fo:text-align="justify" style:justify-single-word="false"/>
      <style:text-properties style:font-name="Liberation Sans" fo:language="pl" fo:country="PL"/>
    </style:style>
    <style:style style:name="P16" style:family="paragraph" style:parent-style-name="Standard" style:list-style-name="L2">
      <style:paragraph-properties fo:text-align="justify" style:justify-single-word="false"/>
      <style:text-properties style:font-name="Liberation Sans" fo:language="pl" fo:country="PL"/>
    </style:style>
    <style:style style:name="P17" style:family="paragraph" style:parent-style-name="Standard" style:list-style-name="L3">
      <style:paragraph-properties fo:text-align="justify" style:justify-single-word="false"/>
      <style:text-properties style:font-name="Liberation Sans" fo:language="pl" fo:country="PL"/>
    </style:style>
    <style:style style:name="P18" style:family="paragraph" style:parent-style-name="Standard" style:list-style-name="L4">
      <style:paragraph-properties fo:text-align="justify" style:justify-single-word="false"/>
      <style:text-properties style:font-name="Liberation Sans" fo:language="pl" fo:country="PL"/>
    </style:style>
    <style:style style:name="P19" style:family="paragraph" style:parent-style-name="Standard" style:list-style-name="L4">
      <style:paragraph-properties fo:text-align="justify" style:justify-single-word="false"/>
      <style:text-properties style:font-name="Liberation Sans" fo:language="pl" fo:country="PL" officeooo:paragraph-rsid="003011d1"/>
    </style:style>
    <style:style style:name="P20" style:family="paragraph" style:parent-style-name="Standard" style:list-style-name="L5">
      <style:paragraph-properties fo:text-align="justify" style:justify-single-word="false"/>
      <style:text-properties style:font-name="Liberation Sans" fo:language="pl" fo:country="PL"/>
    </style:style>
    <style:style style:name="P21" style:family="paragraph" style:parent-style-name="Standard" style:list-style-name="L7">
      <style:paragraph-properties fo:text-align="justify" style:justify-single-word="false"/>
      <style:text-properties style:font-name="Liberation Sans" fo:language="pl" fo:country="PL"/>
    </style:style>
    <style:style style:name="P22" style:family="paragraph" style:parent-style-name="Standard" style:list-style-name="L8">
      <style:paragraph-properties fo:text-align="justify" style:justify-single-word="false"/>
      <style:text-properties style:font-name="Liberation Sans" fo:language="pl" fo:country="PL"/>
    </style:style>
    <style:style style:name="P23" style:family="paragraph" style:parent-style-name="Standard" style:list-style-name="L8">
      <style:paragraph-properties fo:text-align="justify" style:justify-single-word="false"/>
      <style:text-properties style:font-name="Liberation Sans" fo:language="pl" fo:country="PL" officeooo:paragraph-rsid="004e653e"/>
    </style:style>
    <style:style style:name="P24" style:family="paragraph" style:parent-style-name="Standard" style:list-style-name="L9">
      <style:paragraph-properties fo:text-align="justify" style:justify-single-word="false"/>
      <style:text-properties style:font-name="Liberation Sans" fo:language="pl" fo:country="PL"/>
    </style:style>
    <style:style style:name="P25" style:family="paragraph" style:parent-style-name="Standard" style:list-style-name="L9">
      <style:paragraph-properties fo:text-align="justify" style:justify-single-word="false"/>
      <style:text-properties style:font-name="Liberation Sans" fo:language="pl" fo:country="PL" officeooo:paragraph-rsid="0031c207"/>
    </style:style>
    <style:style style:name="P26" style:family="paragraph" style:parent-style-name="Standard" style:list-style-name="L10">
      <style:paragraph-properties fo:text-align="justify" style:justify-single-word="false"/>
      <style:text-properties style:font-name="Liberation Sans" fo:language="pl" fo:country="PL"/>
    </style:style>
    <style:style style:name="P27" style:family="paragraph" style:parent-style-name="Standard" style:list-style-name="L10">
      <style:paragraph-properties fo:text-align="justify" style:justify-single-word="false"/>
      <style:text-properties style:font-name="Liberation Sans" fo:language="pl" fo:country="PL" officeooo:paragraph-rsid="0031c207"/>
    </style:style>
    <style:style style:name="P28" style:family="paragraph" style:parent-style-name="Standard">
      <style:paragraph-properties fo:text-align="justify" style:justify-single-word="false"/>
      <style:text-properties style:font-name="Liberation Sans" fo:language="pl" fo:country="PL" officeooo:paragraph-rsid="0057a0a5"/>
    </style:style>
    <style:style style:name="P29" style:family="paragraph" style:parent-style-name="Standard">
      <style:paragraph-properties fo:text-align="justify" style:justify-single-word="false"/>
      <style:text-properties style:font-name="Liberation Sans" fo:language="pl" fo:country="PL" officeooo:paragraph-rsid="005e542b"/>
    </style:style>
    <style:style style:name="P30" style:family="paragraph" style:parent-style-name="Standard">
      <style:paragraph-properties fo:text-align="justify" style:justify-single-word="false"/>
      <style:text-properties style:font-name="Liberation Sans" fo:language="pl" fo:country="PL" officeooo:rsid="00274aac"/>
    </style:style>
    <style:style style:name="P31" style:family="paragraph" style:parent-style-name="Standard">
      <style:paragraph-properties fo:text-align="justify" style:justify-single-word="false"/>
      <style:text-properties style:font-name="Liberation Sans" fo:language="pl" fo:country="PL" officeooo:rsid="00291a0d" officeooo:paragraph-rsid="00291a0d"/>
    </style:style>
    <style:style style:name="P32" style:family="paragraph" style:parent-style-name="Standard" style:list-style-name="L2">
      <style:paragraph-properties fo:text-align="justify" style:justify-single-word="false"/>
      <style:text-properties style:font-name="Liberation Sans" fo:language="pl" fo:country="PL" officeooo:rsid="00291a0d"/>
    </style:style>
    <style:style style:name="P33" style:family="paragraph" style:parent-style-name="Standard" style:list-style-name="L2">
      <style:paragraph-properties fo:text-align="justify" style:justify-single-word="false"/>
      <style:text-properties style:font-name="Liberation Sans" fo:language="pl" fo:country="PL" officeooo:rsid="002b1886"/>
    </style:style>
    <style:style style:name="P34" style:family="paragraph" style:parent-style-name="Standard" style:list-style-name="L3">
      <style:paragraph-properties fo:text-align="justify" style:justify-single-word="false"/>
      <style:text-properties style:font-name="Liberation Sans" fo:language="pl" fo:country="PL" officeooo:rsid="002c8c0d"/>
    </style:style>
    <style:style style:name="P35" style:family="paragraph" style:parent-style-name="Standard">
      <style:paragraph-properties fo:text-align="justify" style:justify-single-word="false"/>
      <style:text-properties style:font-name="Liberation Sans" fo:language="pl" fo:country="PL" fo:font-weight="bold" style:font-weight-asian="bold" style:font-weight-complex="bold"/>
    </style:style>
    <style:style style:name="P36" style:family="paragraph" style:parent-style-name="Standard">
      <style:paragraph-properties fo:text-align="justify" style:justify-single-word="false"/>
      <style:text-properties style:font-name="Liberation Sans" fo:language="pl" fo:country="PL" fo:font-weight="bold" officeooo:paragraph-rsid="001fa878" style:font-weight-asian="bold" style:font-weight-complex="bold"/>
    </style:style>
    <style:style style:name="P37" style:family="paragraph" style:parent-style-name="Standard">
      <style:paragraph-properties fo:text-align="justify" style:justify-single-word="false"/>
      <style:text-properties style:font-name="Liberation Sans" fo:language="pl" fo:country="PL" fo:font-weight="bold" officeooo:paragraph-rsid="002355f9" style:font-weight-asian="bold" style:font-weight-complex="bold"/>
    </style:style>
    <style:style style:name="P38" style:family="paragraph" style:parent-style-name="Standard">
      <style:paragraph-properties fo:text-align="justify" style:justify-single-word="false"/>
      <style:text-properties style:font-name="Liberation Sans" fo:language="pl" fo:country="PL" fo:font-style="italic" style:font-style-asian="italic" style:font-style-complex="italic"/>
    </style:style>
    <style:style style:name="P39" style:family="paragraph" style:parent-style-name="Standard">
      <style:paragraph-properties fo:text-align="justify" style:justify-single-word="false"/>
      <style:text-properties style:font-name="Liberation Sans" fo:language="pl" fo:country="PL" fo:font-style="italic" officeooo:rsid="003a1569" officeooo:paragraph-rsid="003a1569" style:font-style-asian="italic" style:font-style-complex="italic"/>
    </style:style>
    <style:style style:name="P40" style:family="paragraph" style:parent-style-name="Standard">
      <style:paragraph-properties fo:text-align="justify" style:justify-single-word="false"/>
      <style:text-properties style:font-name="Liberation Sans" fo:language="pl" fo:country="PL" fo:font-style="italic" officeooo:rsid="00444b00" officeooo:paragraph-rsid="00444b00" style:font-style-asian="italic" style:font-style-complex="italic"/>
    </style:style>
    <style:style style:name="P41" style:family="paragraph" style:parent-style-name="Standard">
      <style:paragraph-properties fo:text-align="justify" style:justify-single-word="false"/>
      <style:text-properties style:font-name="Liberation Sans" fo:language="pl" fo:country="PL" fo:font-style="italic" officeooo:rsid="00487aa6" officeooo:paragraph-rsid="00487aa6" style:font-style-asian="italic" style:font-style-complex="italic"/>
    </style:style>
    <style:style style:name="P42" style:family="paragraph" style:parent-style-name="Standard">
      <style:paragraph-properties fo:text-align="justify" style:justify-single-word="false"/>
      <style:text-properties style:font-name="Liberation Sans" fo:language="pl" fo:country="PL" fo:font-style="italic" fo:font-weight="normal" officeooo:paragraph-rsid="002355f9" style:font-style-asian="italic" style:font-weight-asian="normal" style:font-style-complex="italic" style:font-weight-complex="normal"/>
    </style:style>
    <style:style style:name="P43" style:family="paragraph" style:parent-style-name="Standard">
      <style:paragraph-properties fo:text-align="justify" style:justify-single-word="false"/>
      <style:text-properties style:font-name="Liberation Sans" fo:language="pl" fo:country="PL" officeooo:rsid="002eabaa" officeooo:paragraph-rsid="002eabaa"/>
    </style:style>
    <style:style style:name="P44" style:family="paragraph" style:parent-style-name="Standard" style:list-style-name="L5">
      <style:paragraph-properties fo:text-align="justify" style:justify-single-word="false"/>
      <style:text-properties style:font-name="Liberation Sans" fo:language="pl" fo:country="PL" officeooo:rsid="0034e646"/>
    </style:style>
    <style:style style:name="P45" style:family="paragraph" style:parent-style-name="Standard" style:list-style-name="L5">
      <style:paragraph-properties fo:text-align="justify" style:justify-single-word="false"/>
      <style:text-properties style:font-name="Liberation Sans" fo:language="pl" fo:country="PL" officeooo:rsid="003508ed"/>
    </style:style>
    <style:style style:name="P46" style:family="paragraph" style:parent-style-name="Standard">
      <style:paragraph-properties fo:text-align="justify" style:justify-single-word="false"/>
      <style:text-properties style:font-name="Liberation Sans" fo:language="pl" fo:country="PL" officeooo:rsid="00401a2f"/>
    </style:style>
    <style:style style:name="P47" style:family="paragraph" style:parent-style-name="Standard">
      <style:paragraph-properties fo:text-align="justify" style:justify-single-word="false"/>
      <style:text-properties style:font-name="Liberation Sans" fo:language="pl" fo:country="PL" fo:font-style="normal" style:font-style-asian="normal" style:font-style-complex="normal"/>
    </style:style>
    <style:style style:name="P48" style:family="paragraph" style:parent-style-name="Standard">
      <style:paragraph-properties fo:text-align="justify" style:justify-single-word="false"/>
      <style:text-properties style:font-name="Liberation Sans" fo:language="pl" fo:country="PL" fo:font-style="normal" officeooo:paragraph-rsid="0023fe3f" style:font-style-asian="normal" style:font-style-complex="normal"/>
    </style:style>
    <style:style style:name="P49" style:family="paragraph" style:parent-style-name="Standard" style:list-style-name="L11">
      <style:paragraph-properties fo:text-align="justify" style:justify-single-word="false"/>
      <style:text-properties style:font-name="Liberation Sans" fo:language="pl" fo:country="PL" fo:font-style="normal" style:font-style-asian="normal" style:font-style-complex="normal"/>
    </style:style>
    <style:style style:name="P50" style:family="paragraph" style:parent-style-name="Standard" style:list-style-name="L12">
      <style:paragraph-properties fo:text-align="justify" style:justify-single-word="false"/>
      <style:text-properties style:font-name="Liberation Sans" fo:language="pl" fo:country="PL" fo:font-style="normal" style:font-style-asian="normal" style:font-style-complex="normal"/>
    </style:style>
    <style:style style:name="P51" style:family="paragraph" style:parent-style-name="Standard">
      <style:paragraph-properties fo:text-align="justify" style:justify-single-word="false"/>
      <style:text-properties style:font-name="Liberation Sans" fo:language="pl" fo:country="PL" fo:font-style="normal" fo:font-weight="bold" style:font-style-asian="normal" style:font-weight-asian="bold" style:font-style-complex="normal" style:font-weight-complex="bold"/>
    </style:style>
    <style:style style:name="P52" style:family="paragraph" style:parent-style-name="Standard">
      <style:paragraph-properties fo:text-align="justify" style:justify-single-word="false"/>
      <style:text-properties style:font-name="Liberation Sans" fo:language="pl" fo:country="PL" fo:font-style="normal" fo:font-weight="bold" officeooo:rsid="0023a37e" officeooo:paragraph-rsid="0023a37e" style:font-style-asian="normal" style:font-weight-asian="bold" style:font-style-complex="normal" style:font-weight-complex="bold"/>
    </style:style>
    <style:style style:name="T1" style:family="text">
      <style:text-properties officeooo:rsid="001fa878"/>
    </style:style>
    <style:style style:name="T2" style:family="text">
      <style:text-properties officeooo:rsid="00208edb"/>
    </style:style>
    <style:style style:name="T3" style:family="text">
      <style:text-properties fo:font-style="italic" style:font-style-asian="italic" style:font-style-complex="italic"/>
    </style:style>
    <style:style style:name="T4" style:family="text">
      <style:text-properties officeooo:rsid="002355f9"/>
    </style:style>
    <style:style style:name="T5" style:family="text">
      <style:text-properties officeooo:rsid="0023a37e"/>
    </style:style>
    <style:style style:name="T6" style:family="text">
      <style:text-properties officeooo:rsid="00274aac"/>
    </style:style>
    <style:style style:name="T7" style:family="text">
      <style:text-properties officeooo:rsid="00291a0d"/>
    </style:style>
    <style:style style:name="T8" style:family="text">
      <style:text-properties officeooo:rsid="0029df09"/>
    </style:style>
    <style:style style:name="T9" style:family="text">
      <style:text-properties officeooo:rsid="002b1886"/>
    </style:style>
    <style:style style:name="T10" style:family="text">
      <style:text-properties officeooo:rsid="002c8c0d"/>
    </style:style>
    <style:style style:name="T11" style:family="text">
      <style:text-properties officeooo:rsid="002d5018"/>
    </style:style>
    <style:style style:name="T12" style:family="text">
      <style:text-properties officeooo:rsid="002eabaa"/>
    </style:style>
    <style:style style:name="T13" style:family="text">
      <style:text-properties officeooo:rsid="003011d1"/>
    </style:style>
    <style:style style:name="T14" style:family="text">
      <style:text-properties officeooo:rsid="00337ac8"/>
    </style:style>
    <style:style style:name="T15" style:family="text">
      <style:text-properties officeooo:rsid="0034e646"/>
    </style:style>
    <style:style style:name="T16" style:family="text">
      <style:text-properties officeooo:rsid="003508ed"/>
    </style:style>
    <style:style style:name="T17" style:family="text">
      <style:text-properties officeooo:rsid="003a1569"/>
    </style:style>
    <style:style style:name="T18" style:family="text">
      <style:text-properties officeooo:rsid="003b7bd0"/>
    </style:style>
    <style:style style:name="T19" style:family="text">
      <style:text-properties officeooo:rsid="003b91d3"/>
    </style:style>
    <style:style style:name="T20" style:family="text">
      <style:text-properties officeooo:rsid="003cf302"/>
    </style:style>
    <style:style style:name="T21" style:family="text">
      <style:text-properties officeooo:rsid="003da446"/>
    </style:style>
    <style:style style:name="T22" style:family="text">
      <style:text-properties officeooo:rsid="003f3546"/>
    </style:style>
    <style:style style:name="T23" style:family="text">
      <style:text-properties officeooo:rsid="003ff80c"/>
    </style:style>
    <style:style style:name="T24" style:family="text">
      <style:text-properties officeooo:rsid="00401a2f"/>
    </style:style>
    <style:style style:name="T25" style:family="text">
      <style:text-properties officeooo:rsid="0041a629"/>
    </style:style>
    <style:style style:name="T26" style:family="text">
      <style:text-properties officeooo:rsid="00425ea5"/>
    </style:style>
    <style:style style:name="T27" style:family="text">
      <style:text-properties officeooo:rsid="0043b540"/>
    </style:style>
    <style:style style:name="T28" style:family="text">
      <style:text-properties officeooo:rsid="00444b00"/>
    </style:style>
    <style:style style:name="T29" style:family="text">
      <style:text-properties officeooo:rsid="0044c717"/>
    </style:style>
    <style:style style:name="T30" style:family="text">
      <style:text-properties style:font-name="Liberation Sans" fo:language="pl" fo:country="PL"/>
    </style:style>
    <style:style style:name="T31" style:family="text">
      <style:text-properties style:font-name="Liberation Sans" fo:language="pl" fo:country="PL" fo:font-style="italic" fo:font-weight="normal" style:font-style-asian="italic" style:font-weight-asian="normal" style:font-style-complex="italic" style:font-weight-complex="normal"/>
    </style:style>
    <style:style style:name="T32" style:family="text">
      <style:text-properties style:font-name="Liberation Sans" fo:language="pl" fo:country="PL" fo:font-style="italic" style:font-style-asian="italic" style:font-style-complex="italic"/>
    </style:style>
    <style:style style:name="T33" style:family="text">
      <style:text-properties officeooo:rsid="0046a9bc"/>
    </style:style>
    <style:style style:name="T34" style:family="text">
      <style:text-properties officeooo:rsid="004867ec"/>
    </style:style>
    <style:style style:name="T35" style:family="text">
      <style:text-properties officeooo:rsid="00487aa6"/>
    </style:style>
    <style:style style:name="T36" style:family="text">
      <style:text-properties officeooo:rsid="004992be"/>
    </style:style>
    <style:style style:name="T37" style:family="text">
      <style:text-properties officeooo:rsid="004c44e2"/>
    </style:style>
    <style:style style:name="T38" style:family="text">
      <style:text-properties officeooo:rsid="004ddf01"/>
    </style:style>
    <style:style style:name="T39" style:family="text">
      <style:text-properties officeooo:rsid="004e653e"/>
    </style:style>
    <style:style style:name="T40" style:family="text">
      <style:text-properties officeooo:rsid="004ef39f"/>
    </style:style>
    <style:style style:name="T41" style:family="text">
      <style:text-properties officeooo:rsid="00507655"/>
    </style:style>
    <style:style style:name="T42" style:family="text">
      <style:text-properties officeooo:rsid="0051b5f7"/>
    </style:style>
    <style:style style:name="T43" style:family="text">
      <style:text-properties officeooo:rsid="00529821"/>
    </style:style>
    <style:style style:name="T44" style:family="text">
      <style:text-properties officeooo:rsid="00548553"/>
    </style:style>
    <style:style style:name="T45" style:family="text">
      <style:text-properties officeooo:rsid="005574ab"/>
    </style:style>
    <style:style style:name="T46" style:family="text">
      <style:text-properties officeooo:rsid="005683b6"/>
    </style:style>
    <style:style style:name="T47" style:family="text">
      <style:text-properties officeooo:rsid="0057a0a5"/>
    </style:style>
    <style:style style:name="T48" style:family="text">
      <style:text-properties officeooo:rsid="005813c4"/>
    </style:style>
    <style:style style:name="T49" style:family="text">
      <style:text-properties officeooo:rsid="005a2953"/>
    </style:style>
    <style:style style:name="T50" style:family="text">
      <style:text-properties officeooo:rsid="005b1c04"/>
    </style:style>
    <style:style style:name="T51" style:family="text">
      <style:text-properties officeooo:rsid="005bb112"/>
    </style:style>
    <style:style style:name="T52" style:family="text">
      <style:text-properties officeooo:rsid="005e542b"/>
    </style:style>
    <style:style style:name="T53" style:family="text">
      <style:text-properties officeooo:rsid="00618cad"/>
    </style:style>
    <style:style style:name="T54" style:family="text">
      <style:text-properties officeooo:rsid="00631d10"/>
    </style:style>
    <style:style style:name="T55" style:family="text">
      <style:text-properties officeooo:rsid="0063a243"/>
    </style:style>
    <style:style style:name="T56" style:family="text">
      <style:text-properties officeooo:rsid="0063a788"/>
    </style:style>
    <style:style style:name="T57" style:family="text">
      <style:text-properties officeooo:rsid="00656b1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ichał Bultrowicz</text:p>
      <text:p text:style-name="P4">Curriculum Vitae</text:p>
      <text:p text:style-name="P14"/>
      <text:h text:style-name="P5" text:outline-level="1">Kontakt</text:h>
      <text:p text:style-name="P14">michal.bultrowicz@gmail.com</text:p>
      <text:p text:style-name="P14">(+48) 790 467 660</text:p>
      <text:p text:style-name="P2"><text:a xlink:type="simple" xlink:href="https://bultrowicz.com/" text:style-name="Internet_20_link" text:visited-style-name="Visited_20_Internet_20_Link"><text:span text:style-name="T30">https://bultrowicz.com/</text:span></text:a></text:p>
      <text:p text:style-name="P2"><text:a xlink:type="simple" xlink:href="https://github.com/butla" text:style-name="Internet_20_link" text:visited-style-name="Visited_20_Internet_20_Link"><text:span text:style-name="T30">https://github.com/butla</text:span></text:a></text:p>
      <text:h text:style-name="P5" text:outline-level="1">Podsumowanie</text:h>
      <text:p text:style-name="P14"><text:span text:style-name="T6">Jestem programistą z nastawionym na ciągły rozwój i zainteresowanym wewnętrznymi mechanizmami technologii</text:span>.</text:p>
      <text:p text:style-name="P14"><text:span text:style-name="T6">Kocham Pythona, Linuxa i tworzenie solidnych systemów rozproszonych</text:span>.</text:p>
      <text:p text:style-name="P30">Mocno wierzę w ciągłe testowanie (continuous testing) oraz wprowadzanie zmian stopniowo.</text:p>
      <text:p text:style-name="P14"/>
      <text:p text:style-name="P14"><text:span text:style-name="T6">Potrafię projektować, implementować oraz konsultować tworzenie rozwiązań informatycznych, w szczególności</text:span>:</text:p>
      <text:list xml:id="list1424050345" text:style-name="L1">
        <text:list-item>
          <text:p text:style-name="P15"><text:span text:style-name="T6">automatyzacje i pomiary procesów biznesowych</text:span> („dashboard<text:span text:style-name="T6">y”</text:span>, <text:span text:style-name="T6">statystyki</text:span>, <text:span text:style-name="T6">alarmy</text:span>)</text:p>
        </text:list-item>
        <text:list-item>
          <text:p text:style-name="P15">„data pipelines”</text:p>
        </text:list-item>
        <text:list-item>
          <text:p text:style-name="P15"><text:span text:style-name="T6">wysoce dostępne (</text:span>highly available<text:span text:style-name="T6">) aplikacje sieciowe </text:span><text:span text:style-name="T38">(„webowe”)</text:span></text:p>
        </text:list-item>
        <text:list-item>
          <text:p text:style-name="P15"><text:span text:style-name="T7">zautomatyzowane testy </text:span>(back-end<text:span text:style-name="T7">owe</text:span>, front-end<text:span text:style-name="T7">owe</text:span>, <text:span text:style-name="T7">obciążeniowe</text:span>, chaos)</text:p>
        </text:list-item>
        <text:list-item>
          <text:p text:style-name="P15"><text:span text:style-name="T7">oprogramowanie oparte o </text:span>Python<text:span text:style-name="T7">a</text:span></text:p>
        </text:list-item>
      </text:list>
      <text:p text:style-name="P14"/>
      <text:p text:style-name="P31">Mogę także przeszkolić Państwa kadrę IT w utrzymywaniu i dalszym rozwoju systemów które tworzę, abyście nie byli ode mnie zależni na zawsze.</text:p>
      <text:h text:style-name="P6" text:outline-level="1">Umiejętności komputerowe</text:h>
      <text:list xml:id="list2826864752" text:style-name="L2">
        <text:list-item>
          <text:p text:style-name="P32">ekspert w programowaniu w Pythonie</text:p>
        </text:list-item>
        <text:list-item>
          <text:p text:style-name="P16"><text:span text:style-name="T7">drugorzędne języki programowania</text:span>: Bash, Java, C++, JavaScript, C#</text:p>
        </text:list-item>
        <text:list-item>
          <text:p text:style-name="P32">pisanie zrozumiałego i testowalnego kodu</text:p>
        </text:list-item>
        <text:list-item>
          <text:p text:style-name="P16"><text:span text:style-name="T7">tworzenie aplikacji sieciowych z użyciem frameworków</text:span> AioHTTP, Falcon, Flask, <text:span text:style-name="T7">oraz </text:span>Django</text:p>
        </text:list-item>
        <text:list-item>
          <text:p text:style-name="P16"><text:span text:style-name="T7">zaawansowane testowanie aplikacji sieciowych </text:span>(<text:span text:style-name="T7">z mikroserwisami włącznie</text:span>)</text:p>
        </text:list-item>
        <text:list-item>
          <text:p text:style-name="P16"><text:span text:style-name="T7">zapewnianie wysokiej dostępności </text:span>(HA)</text:p>
        </text:list-item>
        <text:list-item>
          <text:p text:style-name="P16"><text:span text:style-name="T7">dobra wiedza na temat optymalizacji </text:span>SQL <text:span text:style-name="T7">dla</text:span> PostgreSQL (<text:span text:style-name="T7">i skalowanie go z użyciem </text:span>CitusDB)</text:p>
        </text:list-item>
        <text:list-item>
          <text:p text:style-name="P16"><text:span text:style-name="T7">praca z różnymi magazynami danych</text:span>: Redis, Kafka (<text:span text:style-name="T7">oraz </text:span>AWS Kinesis), ElasticSearch, S3/MinIO, Amazon Redshift</text:p>
        </text:list-item>
        <text:list-item>
          <text:p text:style-name="P16"><text:span text:style-name="T7">używanie kontenerów dla „</text:span>deployment<text:span text:style-name="T7">ów</text:span>” <text:span text:style-name="T7">oraz testowania </text:span>(Docker, Kubernetes, Helm)</text:p>
        </text:list-item>
        <text:list-item>
          <text:p text:style-name="P16"><text:span text:style-name="T8">implementacja bezpieczeństwa w sieci </text:span>(X.509, mTLS, JWT, OAuth2)</text:p>
        </text:list-item>
        <text:list-item>
          <text:p text:style-name="P16"><text:span text:style-name="T8">zautomatyzowanie zarządzanie infrastrukturą z użyciem</text:span> Terraform<text:span text:style-name="T8">a i</text:span> Ansibl<text:span text:style-name="T8">a</text:span></text:p>
        </text:list-item>
        <text:list-item>
          <text:p text:style-name="P16"><text:span text:style-name="T8">inżynieria danych </text:span>(<text:span text:style-name="T8">budowanie „</text:span>data pipelines” <text:span text:style-name="T8">oraz systemów </text:span>ETL)</text:p>
        </text:list-item>
        <text:list-item>
          <text:p text:style-name="P33">praca z chmurami AWS, GCP i DigitalOcean</text:p>
        </text:list-item>
        <text:list-item>
          <text:p text:style-name="P16"><text:soft-page-break/><text:span text:style-name="T9">implementacja</text:span> „Continuous Delivery” <text:span text:style-name="T9">z pomocą </text:span>Gitlab CD (Jenkins<text:span text:style-name="T9">em w przeszłości</text:span>)</text:p>
        </text:list-item>
        <text:list-item>
          <text:p text:style-name="P16"><text:span text:style-name="T9">trochę doświadczenia w budowanie </text:span>front-end<text:span text:style-name="T9">ów z użyciem</text:span> ReactJS</text:p>
        </text:list-item>
        <text:list-item>
          <text:p text:style-name="P16"><text:span text:style-name="T9">płynność w używaniu</text:span> GIT<text:span text:style-name="T9">a</text:span></text:p>
        </text:list-item>
        <text:list-item>
          <text:p text:style-name="P33">zdolny pracować jedynie w terminalu, bez środowiska graficznego</text:p>
        </text:list-item>
      </text:list>
      <text:h text:style-name="P7" text:outline-level="1">Umiejętności „miękkie”</text:h>
      <text:list xml:id="list2759784931" text:style-name="L3">
        <text:list-item>
          <text:p text:style-name="P17"><text:span text:style-name="T10">koordynowanie pracy w zespole </text:span>Scrum<text:span text:style-name="T10">owym</text:span> <text:span text:style-name="T10">lub </text:span>Kanban<text:span text:style-name="T10">owym</text:span></text:p>
        </text:list-item>
        <text:list-item>
          <text:p text:style-name="P34">uczenie programowistów przy pomocy dokładnych przeglądów kodu (code review)</text:p>
        </text:list-item>
        <text:list-item>
          <text:p text:style-name="P34">wiedza na temat zagadnień licencji oprogramowania i ich zgodności</text:p>
        </text:list-item>
        <text:list-item>
          <text:p text:style-name="P17"><text:span text:style-name="T10">analiza napięć między zespołami w projekcie </text:span>(<text:span text:style-name="T10">czy zachęty są odpowiednio ustawione?</text:span>)</text:p>
        </text:list-item>
      </text:list>
      <text:p text:style-name="P14"/>
      <text:h text:style-name="P7" text:outline-level="1">Doświadczenie</text:h>
      <text:h text:style-name="P10" text:outline-level="2">2018.<text:span text:style-name="T1">11</text:span> – 2021.<text:span text:style-name="T1">01 </text:span></text:h>
      <text:p text:style-name="P36">Senior DevOps Engineer <text:span text:style-name="T10">w</text:span> British Telecom (BT)</text:p>
      <text:p text:style-name="P38"><text:span text:style-name="T10">Zdalnie</text:span>, <text:span text:style-name="T10">ze sporadycznymi spotkaniami w </text:span>Lond<text:span text:style-name="T10">ynie</text:span>, Ipswich <text:span text:style-name="T10">i</text:span> Brentwood</text:p>
      <text:p text:style-name="P14"/>
      <text:p text:style-name="P14"><text:span text:style-name="T11">Pracowałem w zespole zewnętrznych kontraktorów. Naszym zadaniem było stworzenie aplikacji sieciowej służącej do projektowania in</text:span><text:span text:style-name="T18">f</text:span><text:span text:style-name="T11">rastruktury telekomunikacyjnej oraz do</text:span> <text:span text:style-name="T11">wstępnej konfiguracji routerów Juniper i Cisco.</text:span> <text:span text:style-name="T11">Żeby to osiągnąć musi</text:span><text:span text:style-name="T18">e</text:span><text:span text:style-name="T11">liśmy intensywnie współpracować z inżynierami BT z różnych zespołów, zbierając informacje o aktualnych procesach firmy i pomagając projektować zamówione rozwiązanie, które miało się wpasować w większy projekt</text:span>.</text:p>
      <text:p text:style-name="P14"/>
      <text:p text:style-name="P14"><text:span text:style-name="T12">Mieliśmy być programistami uniwersalnymi, piszącymi kod, przygotowującymi jego „deploymenty” i działającymi ze sprzętem</text:span>. <text:span text:style-name="T12">Nie mieliśmy tradycyjnego szefa zespołu, co było interesującym ćwiczeniem w samoorganizacji</text:span>. <text:span text:style-name="T12">Mój zespół składał się z </text:span>4 <text:span text:style-name="T12">do</text:span> 8 <text:span text:style-name="T12">osób </text:span>(<text:span text:style-name="T12">rósł</text:span>), <text:span text:style-name="T12">a cały projekt liczył około 80 ludzi</text:span>.</text:p>
      <text:p text:style-name="P14"/>
      <text:p text:style-name="P43">Ten projekt był także próbą przejścia na zwinne metodyki wytwarzania dla organizacji. Nasz zespół kontraktorów temu przewodził.</text:p>
      <text:p text:style-name="P14"/>
      <text:p text:style-name="P14"><text:span text:style-name="T12">Ważniejsze wykorzystane technologie</text:span>:</text:p>
      <text:p text:style-name="P14"/>
      <text:list xml:id="list2458991576" text:style-name="L4">
        <text:list-item>
          <text:p text:style-name="P18">Django <text:span text:style-name="T12">i</text:span> Django REST Framework – <text:span text:style-name="T12">większość naszego back-endu i front-endu</text:span></text:p>
        </text:list-item>
        <text:list-item>
          <text:p text:style-name="P18">PostgreSQL – <text:span text:style-name="T12">nasza główna baza danych</text:span></text:p>
        </text:list-item>
        <text:list-item>
          <text:p text:style-name="P19">Kubernetes <text:span text:style-name="T12">i</text:span> Helm – „<text:span text:style-name="T12">deploymenty”</text:span></text:p>
        </text:list-item>
        <text:list-item>
          <text:p text:style-name="P19">Nginx – „reverse proxy”</text:p>
        </text:list-item>
        <text:list-item>
          <text:p text:style-name="P18">Docker Compose – <text:span text:style-name="T12">uruchamianie lokalnej instancji aplikacji z jej zależnościami, do rozwijania kodu</text:span></text:p>
        </text:list-item>
        <text:list-item>
          <text:p text:style-name="P18">Minio – <text:span text:style-name="T13">serwowanie statycznych plików i mediów naszej aplikacji</text:span></text:p>
        </text:list-item>
        <text:list-item>
          <text:p text:style-name="P19">Celery – <text:span text:style-name="T14">asynchronicznie uruchamiane grafy zadań </text:span>(<text:span text:style-name="T14">wykorzystujące funkcjonalność </text:span>"canvas")</text:p>
        </text:list-item>
        <text:list-item>
          <text:p text:style-name="P19">ReactJS – <text:span text:style-name="T14">kilka bardziej dynamicznych stron </text:span>front-end<text:span text:style-name="T14">u</text:span></text:p>
        </text:list-item>
        <text:list-item>
          <text:p text:style-name="P19">Faust – <text:span text:style-name="T14">czytanie strumieni wydarzeń z innych systemów z Kafki</text:span></text:p>
        </text:list-item>
        <text:list-item>
          <text:p text:style-name="P19">Redis – <text:span text:style-name="T14">cache’owanie</text:span>, <text:span text:style-name="T14">broker </text:span>Celery</text:p>
        </text:list-item>
        <text:list-item>
          <text:p text:style-name="P19">Sentry – <text:span text:style-name="T14">śledzenie błędów</text:span></text:p>
        </text:list-item>
        <text:list-item>
          <text:p text:style-name="P19"><text:soft-page-break/>Prometheus – <text:span text:style-name="T14">metryki</text:span></text:p>
        </text:list-item>
        <text:list-item>
          <text:p text:style-name="P19">Junos PyEZ – <text:span text:style-name="T15">zarządzanie routerami </text:span>Juniper</text:p>
        </text:list-item>
        <text:list-item>
          <text:p text:style-name="P19">netmiko – <text:span text:style-name="T15">zarządzanie routerami </text:span>Cisco</text:p>
        </text:list-item>
        <text:list-item>
          <text:p text:style-name="P19">GitLab – <text:span text:style-name="T15">repozytorium kodu</text:span> / <text:span text:style-name="T15">system „</text:span>continuous delivery”</text:p>
        </text:list-item>
        <text:list-item>
          <text:p text:style-name="P19">Factory Boy – <text:span text:style-name="T15">łatwe tworzenie objektów </text:span>ORM <text:span text:style-name="T15">dla testów</text:span></text:p>
        </text:list-item>
        <text:list-item>
          <text:p text:style-name="P19">„terminal servers” – <text:span text:style-name="T15">logowanie się przez SSH i uzyskiwanie terminala po porcie szeregowym do routerów</text:span></text:p>
        </text:list-item>
      </text:list>
      <text:p text:style-name="P14"/>
      <text:p text:style-name="P14"><text:span text:style-name="T15">Moje nisze w zespole</text:span>:</text:p>
      <text:p text:style-name="P14"/>
      <text:list xml:id="list1121482811" text:style-name="L5">
        <text:list-item>
          <text:p text:style-name="P44">projektowanie kodu i infrastruktury pod nowe funkcjonalności</text:p>
        </text:list-item>
        <text:list-item>
          <text:p text:style-name="P44">ustawianie automatycznych testów i przyspieszanie ich</text:p>
        </text:list-item>
        <text:list-item>
          <text:p text:style-name="P20">„refactoring” <text:span text:style-name="T15">kodu pod testowalność</text:span></text:p>
        </text:list-item>
        <text:list-item>
          <text:p text:style-name="P44">dokładne przeglądy kodu (code review)</text:p>
        </text:list-item>
        <text:list-item>
          <text:p text:style-name="P44">uczenie innych członków zespołu zaawansowanego Pythona oraz testowalnego designu</text:p>
        </text:list-item>
        <text:list-item>
          <text:p text:style-name="P45">działanie na rzecz wybierania prostych i sprawdzonych open-source’owych rozwiązań które mogliśmy kontrolować nad cięższe rozwiązania typu „enterprise”, co do których zespół nie miał tyle ekspertyzy</text:p>
        </text:list-item>
        <text:list-item>
          <text:p text:style-name="P20"><text:span text:style-name="T16">dbanie o „</text:span>deployment<text:span text:style-name="T16">y” i infrastrukturę</text:span> <text:span text:style-name="T16">(razem z jednym innym członkiem zespołu)</text:span></text:p>
        </text:list-item>
      </text:list>
      <text:p text:style-name="P14"/>
      <text:h text:style-name="P11" text:outline-level="2">2017.<text:span text:style-name="T2">05</text:span> – 2018.<text:span text:style-name="T2">09</text:span></text:h>
      <text:p text:style-name="P35">Python back-end developer <text:span text:style-name="T17">w</text:span> Iterio Data (https://iteriodata.com/)</text:p>
      <text:p text:style-name="P39">Zdalnie</text:p>
      <text:p text:style-name="P14"/>
      <text:p text:style-name="P14"><text:span text:style-name="T17">Moim głównym projektem był system do analiz danych z kampanii reklamowych i ruchu po stronach internetowych. Pracowałem jako główny programista i faktyczny architekt systemu.</text:span> <text:span text:style-name="T18">Później przejąłem także utrzymanie i projektowanie naszej infrastruktury w chmurze. </text:span><text:span text:style-name="T19">Poza tym robiłem trochę ETLa, sporadyczne proste analizy danych, oraz odświeżałem trochę starych skryptów automatyzacyjnych</text:span>.</text:p>
      <text:p text:style-name="P14"/>
      <text:p text:style-name="P14"><text:span text:style-name="T20">Ważna rzecz, której się tutaj nauczyłem to to, że z odpowiednimi narzędziami i odpowiednimi inżynierami mały zespół</text:span> (4 <text:span text:style-name="T20">osoby</text:span>, <text:span text:style-name="T20">w tym przypadku</text:span>) <text:span text:style-name="T20">może stworzyć aplikację sieciową przetwarzającą dane dziesiątek milionów ludzi</text:span>.</text:p>
      <text:p text:style-name="P14"/>
      <text:p text:style-name="P14"><text:span text:style-name="T20">Moje </text:span><text:span text:style-name="T21">główne </text:span><text:span text:style-name="T20">obowiązki</text:span>:</text:p>
      <text:p text:style-name="P14"/>
      <text:list xml:id="list594601036" text:style-name="L7">
        <text:list-item>
          <text:p text:style-name="P21"><text:span text:style-name="T21">tworzenie API webowych przy użyciu asynchronicznego Pythona </text:span>(AioHTTP) <text:span text:style-name="T21">i umieszczanie ich w kontenerach Dockerowych</text:span></text:p>
        </text:list-item>
        <text:list-item>
          <text:p text:style-name="P21"><text:span text:style-name="T21">projektowanie naszych systemów na AWSie</text:span> (ECS, Lambda, Kinesis, S3, CloudWatch)</text:p>
        </text:list-item>
        <text:list-item>
          <text:p text:style-name="P21"><text:span text:style-name="T21">kodowanie naszej infrastruktury i przeprowadzanie deploymentów przy pomocy </text:span>Terraform<text:span text:style-name="T21">a</text:span></text:p>
        </text:list-item>
        <text:list-item>
          <text:p text:style-name="P21"><text:span text:style-name="T21">tworzenie strategii i narzędzi testowych dla naszych aplikacji w chmurze</text:span></text:p>
        </text:list-item>
        <text:list-item>
          <text:p text:style-name="P21"><text:span text:style-name="T21">pomoc w projektowaniu struktury naszej bazy danych w </text:span>CitusDB (<text:span text:style-name="T21">rozproszony </text:span>PostgreSQL)</text:p>
        </text:list-item>
        <text:list-item>
          <text:p text:style-name="P21"><text:span text:style-name="T21">ustawianie logowania </text:span>(CloudWatch, Google Stackdriver), <text:span text:style-name="T21">metryk oraz alarmów </text:span>(Sentry, PagerDuty)</text:p>
        </text:list-item>
        <text:list-item>
          <text:p text:style-name="P21"><text:span text:style-name="T22">wypracowanie naszych praktyk wytwarzania oprogramowania </text:span>(„trunk-based development”, „zero down-time deployments”, etc.)</text:p>
        </text:list-item>
        <text:list-item>
          <text:p text:style-name="P21"><text:soft-page-break/><text:span text:style-name="T22">utrzymywanie starych skryptów, które używały korporacyjnych SOAPowych usług sieciowych </text:span>(<text:span text:style-name="T22">wprowadziłem </text:span>Zeep<text:span text:style-name="T22">a aby to ułatwić</text:span>)</text:p>
        </text:list-item>
      </text:list>
      <text:p text:style-name="P14"/>
      <text:p text:style-name="P14"><text:span text:style-name="T23">Pracowaliśmy w trybie typowym dla start-upów, a więc było dużo przełączania kontekstów i zawsze brakowało nam czasu</text:span>. <text:span text:style-name="T23">Przez to kod który pisałem musiał być natychmiastowo zrozumiały dla mnie i mojego szefa, który nie był starszym programistą Pythona i miał jeszcze mniej czasu niż ja</text:span>. <text:span text:style-name="T23">Chciał móc bardzo szybko usiąść do kodu i zmienić parę rzeczy od czasu do czasu, dlatego droga do rozszerzania kodu musiała być oczywista</text:span>.</text:p>
      <text:p text:style-name="P46"/>
      <text:p text:style-name="P14"><text:span text:style-name="T24">Kolejnym trudnym zadaniem było wybieranie co i jak testować</text:span>. <text:span text:style-name="T24">Testy miały oszczędzić nam czas przez wyeliminowanie potrzeby ręcznego sprawdzania czy wszystko działa po deploymencie nowego kodu</text:span>. <text:span text:style-name="T24">Czasem inwestowaliśmy sporo czasu w wypracowanie technik testowania w obszarach takich jak </text:span>AWS Lambda <text:span text:style-name="T24">i mikroserwisy, </text:span><text:span text:style-name="T25">ponieważ nie było konkretnej literatury na ten temat</text:span>. <text:span text:style-name="T26">Ale nieraz po prostu nie było czasu na przetestowanie wszystkiego</text:span>. <text:span text:style-name="T26">Na szczęście, niektóre części systemu nie były „</text:span><text:span text:style-name="T27">na widoku” użytkowników, a „zepsucie” ich na parę minut nie było wielkim problemem </text:span>(<text:span text:style-name="T27">ponieważ mieliśmy kolejki, backupy otrzymywanych wydarzeń, itd</text:span>.). <text:span text:style-name="T27">Tak więc jeśli cokolwiek poszło nie tak podczas wprowadzania zmian w tych częściach nasz system alarmów natychmiast nas o tym informował i natychmiast wprowadzaliśmy poprawki, przez co użytkownicy nie mogli zauważyć żadnych problemów</text:span>.</text:p>
      <text:p text:style-name="P14"/>
      <text:h text:style-name="P12" text:outline-level="2">2017.05 – 2017.10</text:h>
      <text:p text:style-name="P35"><text:span text:style-name="T28">Kontraktor Ansiblowy</text:span> <text:span text:style-name="T28">w</text:span> ScyllaDB (https://www.scylladb.com/)</text:p>
      <text:p text:style-name="P40">Zdalnie</text:p>
      <text:p text:style-name="P14"/>
      <text:p text:style-name="P14"><text:span text:style-name="T29">Zostałem wynajęty aby </text:span><text:span text:style-name="T33">stworzyć skrypty Ansiblowe do instalacji bazy danych ScyllaDB</text:span>. <text:span text:style-name="T33">Udało mi się stworzyć automatyzację instalacji pojedynczej instancji bazy</text:span>. <text:span text:style-name="T33">Później zacząłem pracę nad skryptami ustawiającymi cały klaster bazodanowy, ale ich nie dokończyłem. Byłem zbyt przepracowany posiadając ten kontrakt i etat w Iterio, więc zrezygnowałem z tego pierwszego</text:span>.</text:p>
      <text:p text:style-name="P14"/>
      <text:p text:style-name="P14"><text:span text:style-name="T33">Głównym wyzwaniem tutaj było wymaganie bazowania na istniejących, złożonych skryptach shellowych</text:span>. <text:span text:style-name="T33">Robiły takie rzeczy jak modyfikacja ustawień kernela dla maksymalizacji wydajności bazy</text:span>. <text:span text:style-name="T34">Problem polegał na tym, że zazwyczaj nie były idempotentne i były skore do modyfikowania stanu maszyny</text:span>. <text:span text:style-name="T34">Więc musiałem proponować zmiany w nich, a także przekomponować ich części w moje skrypty Ansiblowe.</text:span></text:p>
      <text:p text:style-name="P14"/>
      <text:p text:style-name="P14"/>
      <text:h text:style-name="P12" text:outline-level="2">2017.01 – 2017.06</text:h>
      <text:p text:style-name="P35"><text:span text:style-name="T35">Kontraktor od oprogramowania w </text:span>Techno Service SA (https://tspcb.pl/) / Siled (http://siled.pl/)</text:p>
      <text:p text:style-name="P41">Zdalnie, <text:span text:style-name="T40">z paroma wizytami w fabryce w Gdańsku</text:span></text:p>
      <text:p text:style-name="P14"/>
      <text:p text:style-name="P14"><text:span text:style-name="T36">Firma miała wielostopniowy, ręczny proces do tworzenia raportów </text:span><text:span text:style-name="T37">z jakości lutów na produkowanych płytkach PCB. Początkowe analizy płytek były wykonywane przy pomocy wyspecjalizowanych maszyn przemysłowych. Zostałem zatrudniony do zautomatyzowania tego procesu.</text:span></text:p>
      <text:p text:style-name="P14"/>
      <text:p text:style-name="P14"><text:span text:style-name="T39">Stary proces wyglądał tak</text:span>:</text:p>
      <text:p text:style-name="P14"><text:soft-page-break/></text:p>
      <text:list xml:id="list2643627474" text:style-name="L8">
        <text:list-item>
          <text:p text:style-name="P22"><text:span text:style-name="T39">człowiek idzie do maszyny z pendrivem</text:span></text:p>
        </text:list-item>
        <text:list-item>
          <text:p text:style-name="P23"><text:span text:style-name="T39">uruchamia na maszynie oprogramowanie zgrywające zestaw wyników testów</text:span></text:p>
        </text:list-item>
        <text:list-item>
          <text:p text:style-name="P22"><text:span text:style-name="T39">kopiuje te dane na swój komputer</text:span></text:p>
        </text:list-item>
        <text:list-item>
          <text:p text:style-name="P22"><text:span text:style-name="T39">uruchamia skrypt transformujący dane na arkusz Excela</text:span></text:p>
        </text:list-item>
        <text:list-item>
          <text:p text:style-name="P22"><text:span text:style-name="T40">wysyła ten arkusz do osoby przygotowującej </text:span><text:span text:style-name="T41">ostateczny raport</text:span></text:p>
        </text:list-item>
        <text:list-item>
          <text:p text:style-name="P22"><text:span text:style-name="T41">ta druga osoba ręcznie kopiuje pola z wysłanego arkusza do arkusza ostatecznego raportu</text:span></text:p>
        </text:list-item>
      </text:list>
      <text:p text:style-name="P14"/>
      <text:p text:style-name="P14"><text:span text:style-name="T42">Stworzyłem aplikację pod Windowsa </text:span><text:span text:style-name="T46">dzięki której </text:span><text:span text:style-name="T42">można było wybrać transze płytek którą użytkownik był zainteresowany, wprowadzić parę informacji i natychmiast dostać arkusz końcowego raportu. </text:span><text:span text:style-name="T43">Było to możliwe, ponieważ maszyna do testowania PCB była podłączona do sieci i </text:span><text:span text:style-name="T44">chodził na niej MS SQL Server </text:span><text:span text:style-name="T45">zawierający dane z wszystkich testów płytek.</text:span></text:p>
      <text:p text:style-name="P14"/>
      <text:p text:style-name="P28"><text:span text:style-name="T47">Użyte technologie:</text:span></text:p>
      <text:p text:style-name="P14"/>
      <text:list xml:id="list4037037056" text:style-name="L9">
        <text:list-item>
          <text:p text:style-name="P24">Python 3.6</text:p>
        </text:list-item>
        <text:list-item>
          <text:p text:style-name="P24">Tkinter, <text:span text:style-name="T47">wybrany, ponieważ GUI było minimalne, a cała aplikacja musiała być bardzo łatwa do zainstalowania na Windowsie</text:span></text:p>
        </text:list-item>
        <text:list-item>
          <text:p text:style-name="P24">openpyxl <text:span text:style-name="T47">do czytania i pisania arkuszy Excela</text:span></text:p>
        </text:list-item>
        <text:list-item>
          <text:p text:style-name="P24">PyAutoGUI <text:span text:style-name="T48">do testowania GUI</text:span></text:p>
        </text:list-item>
        <text:list-item>
          <text:p text:style-name="P25">VirtualBox <text:span text:style-name="T48">na którym chodził</text:span> Windows XP, <text:span text:style-name="T48">na którym chodził </text:span>Microsoft SQL Server 2005 – <text:span text:style-name="T48">wszystko po to, aby realistycznie testować testować wyciąganie danych z maszyny testującej PCB</text:span></text:p>
        </text:list-item>
      </text:list>
      <text:h text:style-name="P12" text:outline-level="2">2014.03 – 2016.04</text:h>
      <text:p text:style-name="P35">Software Applications Developer <text:span text:style-name="T49">w</text:span> Intel Technology Poland</text:p>
      <text:p text:style-name="P38">Gdańsk</text:p>
      <text:p text:style-name="P14"/>
      <text:p text:style-name="P14"><text:span text:style-name="T49">Przykłady zadań w tej pracy, od ostatniego</text:span>:</text:p>
      <text:p text:style-name="P14"/>
      <text:h text:style-name="P13" text:outline-level="3"><text:span text:style-name="T49">Prowadzenie zespołu programistów</text:span></text:h>
      <text:p text:style-name="P29"><text:span text:style-name="T50">Byłem szefem jednego z zespołów które pracowały nad projektem </text:span>Trusted Analytics Platform (TAP). TAP <text:span text:style-name="T50">był platformą </text:span>PaaS <text:span text:style-name="T50">przeznaczoną do tworzenia </text:span><text:span text:style-name="T51">aplikacji analizujących dane (data analytics)</text:span>. <text:span text:style-name="T51">Mój zespół głównie zajmował się integracją </text:span><text:span text:style-name="T52">aplikacji </text:span><text:span text:style-name="T51">tworzonych przez pozostałe zespoły, </text:span><text:span text:style-name="T52">nadzorowaliśmy „buildy” i „deploymenty”, wypuszczanie nowych wersji, tworzyliśmy wewnętrzne narzędzia, oraz utrzymywaliśmy kilka mikroserwisów back-endowych</text:span>.</text:p>
      <text:p text:style-name="P29"/>
      <text:p text:style-name="P29"><text:span text:style-name="T52">Byłem odpowiedzialny za planowanie, estymację i koordynację pracy w zespole, a także za doszkalanie pozostałych członków zespołu. </text:span><text:span text:style-name="T53">Co więcej:</text:span></text:p>
      <text:p text:style-name="P14"/>
      <text:list xml:id="list667324091" text:style-name="L10">
        <text:list-item>
          <text:p text:style-name="P26"><text:span text:style-name="T53">pełniłem funkcję </text:span><text:span text:style-name="T54">p</text:span><text:span text:style-name="T53">ythonowego eksperta dla wszystkich zespołów projektu</text:span></text:p>
        </text:list-item>
        <text:list-item>
          <text:p text:style-name="P27"><text:span text:style-name="T54">stworzyłem</text:span> <text:span text:style-name="T3">mountepy</text:span> – <text:span text:style-name="T54">bibliotekę </text:span>Python<text:span text:style-name="T54">a pomagającą w izolacji mikroserwisów pod testy, oraz mającą za zadanie zwiększyć jakość naszego kodu</text:span></text:p>
        </text:list-item>
        <text:list-item>
          <text:p text:style-name="P26"><text:span text:style-name="T54">wpływałem na metodyki wytwarzania we wszystkich zespołach</text:span></text:p>
        </text:list-item>
        <text:list-item>
          <text:p text:style-name="P26"><text:span text:style-name="T55">egzekwowałem wymaganie licencyjne oprogramowania i komunikowałem się z prawnikami</text:span></text:p>
        </text:list-item>
      </text:list>
      <text:p text:style-name="P14"/>
      <text:h text:style-name="P13" text:outline-level="3"><text:soft-page-break/><text:span text:style-name="T56">Tworzenie mikroserwisów b</text:span>ack-end<text:span text:style-name="T56">owych dla TAP</text:span></text:h>
      <text:p text:style-name="P14"><text:span text:style-name="T56">Rozwijałem kilka mikroserwisów napisanych przy użyciu frameworka Spring Boot (Java), a także stworzyłem jeden w </text:span>Python<text:span text:style-name="T56">ie (Flask)</text:span>. <text:span text:style-name="T56">Pythonowy serwis zajmował się indeksowaniem i wyszukiwaniem danych, oparty był o ElasticSearch</text:span>. <text:span text:style-name="T56">Używaliśmy PaaSu CloudFoundry jako platformy dla naszych aplikacji</text:span>. <text:span text:style-name="T56">Czasem musieliśmy pogmerać w maszynach wirtualnych na których chodził klaster </text:span>Cloud Foundry.</text:p>
      <text:p text:style-name="P14"/>
      <text:h text:style-name="P13" text:outline-level="3"><text:span text:style-name="T57">Utrzymanie bezpiecznego back-endu do zdalnych aktualizacji firmware’u </text:span>(Intel Upgrade Service)</text:h>
      <text:p text:style-name="P14">We had a quite mature distributed system, encompassing C# back-end services, ASP.NET front-end, a C++ server and a C++ client. The whole system was based on EPID digital signature scheme. I had to deliver patches to almost all of the application-layer components and do deployments to a large Windows-based infrastructure spread out geographically.</text:p>
      <text:p text:style-name="P14"/>
      <text:p text:style-name="P14">I also needed to run tests that touched everything from firmware on a client machine, through its drivers and application level software up to multi-tier back-end services and ending at server HSMs (Hardware Security Modules).</text:p>
      <text:p text:style-name="P14"/>
      <text:h text:style-name="P13" text:outline-level="3">Implementing hardware-backed secure tunnels for certificate exchange</text:h>
      <text:p text:style-name="P14">I needed to create a C++11 application for embedded Linux that could create, manage and transfer X.509 certificates. The certificates' private keys and the keys used to secure the connection to transfer them were created and stored in a hardware cryptography module (TPM). OpenSSL and TrouSerS were used for setup of MTLS (TLS with authentication of both parties) connections.</text:p>
      <text:p text:style-name="P14"/>
      <text:h text:style-name="P13" text:outline-level="3">Researching using SIM cards as secure elements (SE)</text:h>
      <text:p text:style-name="P14">Did that alone as my first task on the team. Had to look into JavaMicro edition and smart cards.</text:p>
      <text:p text:style-name="P14"/>
      <text:p text:style-name="P14">It turns out that some SIM cards (or smart cards with SIM card's for factor) are capable of asymmetric cryptography, but we couldn't use them easily. We would either need to get SIM operator rights to be able to push our code onto the cards with OTA, or we would need to get fresh custom cards from a smart card manufacturer. Both options weren't feasible for us.</text:p>
      <text:p text:style-name="P14"/>
      <text:h text:style-name="P9" text:outline-level="2"/>
      <text:h text:style-name="P12" text:outline-level="2">2011.05 – 2014.02</text:h>
      <text:p text:style-name="P35">Test Engineer Intern at Intel Technology Poland</text:p>
      <text:p text:style-name="P38">Gdańsk</text:p>
      <text:p text:style-name="P14"/>
      <text:p text:style-name="P14">I maintained and developed a heterogeneous (Windows, Linux, Android) distributed framework for automated software, firmware and hardware testing. I've coded mainly in C# and Java (SE and Android versions), but I've helped myself with Python scripting.</text:p>
      <text:p text:style-name="P14"/>
      <text:p text:style-name="P14"><text:soft-page-break/>My main focus was designing and implementing a versatile RPC-style communication between applications on different platforms (used WCF on Windows, JAX-WS on Linux, and my own protocol for Android). There was a tight collaboration with our client - the validation teams.</text:p>
      <text:p text:style-name="P14"/>
      <text:p text:style-name="P14">Solving some problems required knowledge of obscure inner workings of .NET, Java and Windows system (e.g. discrepancies in implementations of TCP sockets on both programming platforms).</text:p>
      <text:p text:style-name="P14"/>
      <text:h text:style-name="P8" text:outline-level="1">Noteable conference talks</text:h>
      <text:h text:style-name="P9" text:outline-level="2">TDD of Python microservices</text:h>
      <text:p text:style-name="P1"><text:span text:style-name="T31">EuroPython 2016 talk.</text:span><text:span text:style-name="T30"> </text:span><text:a xlink:type="simple" xlink:href="https://youtu.be/d-ka10jngQQ" text:style-name="Internet_20_link" text:visited-style-name="Visited_20_Internet_20_Link"><text:span text:style-name="T30">https://youtu.be/d-ka10jngQQ</text:span></text:a></text:p>
      <text:p text:style-name="P14"/>
      <text:p text:style-name="P14">Presentation of tools (some implemented by me) and solutions that enable Test-Driven Development of Python microservices. Told from the perspective of a maintainer of a single service.</text:p>
      <text:p text:style-name="P14"/>
      <text:h text:style-name="P9" text:outline-level="2">Python microservices on PaaS done right</text:h>
      <text:p text:style-name="P1"><text:span text:style-name="T32">EuroPython 2015 talk.</text:span><text:span text:style-name="T30"> </text:span><text:a xlink:type="simple" xlink:href="https://youtu.be/WYXkpiaGBms" text:style-name="Internet_20_link" text:visited-style-name="Visited_20_Internet_20_Link"><text:span text:style-name="T30">https://youtu.be/WYXkpiaGBms</text:span></text:a><text:span text:style-name="T30"> </text:span></text:p>
      <text:p text:style-name="P14"/>
      <text:p text:style-name="P14">A a collection of tips and practices that allow to have a successful microservices-based project. Concerns development, testing and work organization. There's a slight focus on Python.</text:p>
      <text:p text:style-name="P14"/>
      <text:h text:style-name="P8" text:outline-level="1">Education</text:h>
      <text:h text:style-name="P12" text:outline-level="2">2016.03 – 2016.05</text:h>
      <text:p text:style-name="P37">Cryptography I course</text:p>
      <text:p text:style-name="P42">Stanford (<text:span text:style-name="T4">through</text:span> Coursera <text:span text:style-name="T4">platform</text:span>)</text:p>
      <text:p text:style-name="P14"/>
      <text:h text:style-name="P12" text:outline-level="2">2012 – 2015</text:h>
      <text:p text:style-name="P35">Master of Science in Computer Science</text:p>
      <text:p text:style-name="P38">Gdańsk University of Technology</text:p>
      <text:p text:style-name="P38"/>
      <text:p text:style-name="P48">Overall score – good plus</text:p>
      <text:p text:style-name="P47">Specialized in Intelligent Interactive Systems</text:p>
      <text:p text:style-name="P47"/>
      <text:p text:style-name="P35">Master thesis</text:p>
      <text:p text:style-name="P38">Calling remote Java methods in Android system from .NET platform</text:p>
      <text:p text:style-name="P47">Supervisor: Jacek Lebiedź, PhD MEng</text:p>
      <text:p text:style-name="P47"/>
      <text:p text:style-name="P47">The goal of this work was to create a set of libraries that would enable convenient remote code execution in Android system from .NET platform. The work was successful and had the side-effect of an upstream patch on <text:span text:style-name="T3">jsonrpc4j</text:span> library, enabling it to work on Android.</text:p>
      <text:p text:style-name="P47"><text:soft-page-break/></text:p>
      <text:h text:style-name="P12" text:outline-level="2">2008 – 2012</text:h>
      <text:p text:style-name="P51">Bachelor of Science in Computer Science</text:p>
      <text:p text:style-name="P38">Gdańsk University of Technology</text:p>
      <text:p text:style-name="P47"/>
      <text:p text:style-name="P48">Overall score – good plus</text:p>
      <text:p text:style-name="P47"/>
      <text:p text:style-name="P52">Final project</text:p>
      <text:p text:style-name="P47"><text:span text:style-name="T5">A</text:span> C++ application using OpenCV that could learn and recognize faces using the eigenvectors method.</text:p>
      <text:p text:style-name="P47"/>
      <text:h text:style-name="P8" text:outline-level="1">Languages</text:h>
      <text:p text:style-name="P47"/>
      <text:list xml:id="list3380609015" text:style-name="L11">
        <text:list-item>
          <text:p text:style-name="P49">Polish, native</text:p>
        </text:list-item>
        <text:list-item>
          <text:p text:style-name="P49">English, fluent</text:p>
        </text:list-item>
      </text:list>
      <text:h text:style-name="P8" text:outline-level="1">Interests</text:h>
      <text:p text:style-name="P47"/>
      <text:list xml:id="list60562578" text:style-name="L12">
        <text:list-item>
          <text:p text:style-name="P50">Technology and engineering in general</text:p>
        </text:list-item>
        <text:list-item>
          <text:p text:style-name="P50">Evolutionary Psychology</text:p>
        </text:list-item>
        <text:list-item>
          <text:p text:style-name="P50">Mythology (mainly Slavic, Nordic and Greek)</text:p>
        </text:list-item>
        <text:list-item>
          <text:p text:style-name="P50">History</text:p>
        </text:list-item>
        <text:list-item>
          <text:p text:style-name="P50">Martial art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1T11:43:39.476068168</meta:creation-date>
    <dc:date>2021-05-02T14:48:56.963950945</dc:date>
    <meta:editing-duration>PT4H35M2S</meta:editing-duration>
    <meta:editing-cycles>56</meta:editing-cycles>
    <meta:generator>LibreOffice/7.0.5.2$Linux_X86_64 LibreOffice_project/00$Build-2</meta:generator>
    <meta:document-statistic meta:table-count="0" meta:image-count="0" meta:object-count="0" meta:page-count="8" meta:paragraph-count="175" meta:word-count="2148" meta:character-count="15514" meta:non-whitespace-character-count="13589"/>
  </office:meta>
</office:document-meta>
</file>